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ExternalVariableModu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ExternalVariableModule.execInsert( DbExternalVariable dbev , Locator locator , RowKey keys , RowVal valu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JdbcExternalVariableModule.registerDataSource( String dsName ,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ExternalVariableModul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ExternalVariableModul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ExternalVariableModule.execUpdate( DbExternalVariable dbev , RowKey key , RowVal valu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dbcExternalVariableModule.execSelect( DbExternalVariable dbev , Locator locator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dbcExternalVariableModul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ExternalVariableModule.readValue( QName varType , Locator loc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dbcExternalVariableModule.is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ExternalVariableModule.writeValue( QName varType , Value newva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dbcExternalVariableModule.configure( QName pid , String extVarId , Element config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38">
            <text:p text:style-name="Table_20_Contents">1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